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7.78cm">
          <text:p/>
        </draw:line>
        <draw:frame draw:style-name="gr3" draw:text-style-name="P5" draw:layer="layout" svg:width="5.08cm" svg:height="12.7cm" svg:x="0.635cm" svg:y="5.08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</draw:text-box>
        </draw:frame>
        <draw:line draw:style-name="gr2" draw:text-style-name="P3" draw:layer="layout" svg:x1="15.24cm" svg:y1="17.78cm" svg:x2="0.635cm" svg:y2="17.78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6.35cm" svg:height="0.725cm" svg:x="0.635cm" svg:y="3.72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3" draw:text-style-name="P5" draw:layer="layout" svg:width="5.08cm" svg:height="12.7cm" svg:x="5.715cm" svg:y="5.08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4" draw:layer="layout" svg:width="5.08cm" svg:height="12.95cm" svg:x="10.795cm" svg:y="4.445cm">
          <draw:text-box>
            <text:p/>
          </draw:text-box>
        </draw:frame>
        <draw:frame draw:style-name="gr6" draw:text-style-name="P5" draw:layer="layout" svg:width="4.445cm" svg:height="12.75cm" svg:x="10.795cm" svg:y="5.03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68cm" svg:y1="17.753cm" svg:x2="5.68cm" svg:y2="5.053cm">
          <text:p/>
        </draw:line>
        <draw:line draw:style-name="gr2" draw:text-style-name="P3" draw:layer="layout" svg:x1="10.76cm" svg:y1="5.125cm" svg:x2="10.76cm" svg:y2="17.825cm">
          <text:p/>
        </draw:line>
        <draw:custom-shape draw:style-name="gr1" draw:text-style-name="P2" draw:layer="layout" svg:width="14.605cm" svg:height="0.635cm" svg:x="0.635cm" svg:y="2.54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3T18:24:26.71</dc:date>
    <dc:language>en-US</dc:language>
    <meta:editing-cycles>12</meta:editing-cycles>
    <meta:editing-duration>PT01H12M44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